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5000000B7E108A2E9B8C9DD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hatch" draw:fill-hatch-name="Hatching_20_3" draw:fill-hatch-solid="false" draw:textarea-vertical-align="middle"/>
    </style:style>
    <style:style style:name="gr2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766cm" fo:min-width="0.262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style:protect="size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 draw:shadow-offset-x="0.203cm" draw:shadow-offset-y="0.203cm" style:protect="size"/>
    </style:style>
    <style:style style:name="gr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6" style:family="graphic" style:parent-style-name="standard">
      <style:graphic-properties svg:stroke-color="#000000" draw:marker-start="Squar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hatch" draw:fill-hatch-name="Hatching_20_3" draw:fill-hatch-solid="false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0000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3.755cm" svg:height="3.428cm" draw:transform="skewX (0.0122173047639603) translate (3.159cm 3.413cm)" svg:viewBox="0 0 13756 3429" draw:points="1038,3297 2466,3429 3634,3297 4802,3297 5970,3165 6748,2901 7527,2374 10641,3165 12328,3297 13756,3297 0,0">
            <text:p/>
          </draw:polygon>
          <draw:custom-shape draw:style-name="gr2" draw:text-style-name="P2" draw:layer="layout" svg:width="0.762cm" svg:height="1.016cm" svg:x="2.397cm" svg:y="2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27cm" svg:height="0.127cm" svg:x="5.675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7cm" svg:height="0.127cm" svg:x="6.775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7cm" svg:height="0.127cm" svg:x="7.875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7cm" svg:height="0.127cm" svg:x="9.075cm" svg:y="6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7cm" svg:height="0.127cm" svg:x="9.875cm" svg:y="6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7cm" svg:height="0.127cm" svg:x="10.575cm" svg:y="5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7cm" svg:height="0.127cm" svg:x="12.275cm" svg:y="6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7cm" svg:height="0.127cm" svg:x="13.775cm" svg:y="6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7cm" svg:height="0.127cm" svg:x="15.275cm" svg:y="6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7cm" svg:height="0.127cm" svg:x="16.675cm" svg:y="6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27cm" svg:height="0.127cm" svg:x="4.175cm" svg:y="6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127cm" svg:height="0.127cm" svg:x="7.575cm" svg:y="5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1.651cm" svg:height="1.143cm" svg:x="7.35cm" svg:y="3.413cm">
            <draw:text-box>
              <text:p><text:span text:style-name="T1">a</text:span></text:p>
            </draw:text-box>
          </draw:frame>
          <draw:frame draw:style-name="gr5" draw:text-style-name="P5" draw:layer="layout" svg:width="1.651cm" svg:height="1.143cm" svg:x="12.151cm" svg:y="4.614cm">
            <draw:text-box>
              <text:p><text:span text:style-name="T1">b</text:span></text:p>
            </draw:text-box>
          </draw:frame>
          <draw:line draw:style-name="gr6" draw:text-style-name="P6" draw:layer="layout" svg:x1="2.397cm" svg:y1="6.715cm" svg:x2="3.667cm" svg:y2="6.715cm">
            <text:p/>
          </draw:line>
          <draw:frame draw:style-name="gr7" draw:text-style-name="P7" draw:layer="layout" svg:width="0.635cm" svg:height="0.962cm" svg:x="2.524cm" svg:y="6.842cm">
            <draw:text-box>
              <text:p>x</text:p>
            </draw:text-box>
          </draw:frame>
          <draw:frame draw:style-name="gr7" draw:text-style-name="P7" draw:layer="layout" svg:width="0.635cm" svg:height="0.962cm" svg:x="1.508cm" svg:y="5.699cm">
            <draw:text-box>
              <text:p>z</text:p>
            </draw:text-box>
          </draw:frame>
          <draw:line draw:style-name="gr8" draw:text-style-name="P8" draw:layer="layout" svg:x1="2.537cm" svg:y1="6.79cm" svg:x2="2.537cm" svg:y2="5.52cm">
            <text:p/>
          </draw:line>
        </draw:g>
        <draw:frame draw:style-name="gr9" draw:text-style-name="P6" draw:layer="layout" svg:width="15.368cm" svg:height="4.846cm" svg:x="2.27cm" svg:y="12.81cm">
          <draw:image xlink:href="Pictures/1000020100000245000000B7E108A2E9B8C9DD8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b2b2b2" draw:distance="0.254cm" draw:rotation="1490"/>
    <draw:hatch draw:name="Hatching_20_2" draw:display-name="Hatching 2" draw:style="double" draw:color="#c0c0c0" draw:distance="0.127cm" draw:rotation="450"/>
    <draw:hatch draw:name="Hatching_20_3" draw:display-name="Hatching 3" draw:style="double" draw:color="#c0c0c0" draw:distance="0.254cm" draw:rotation="450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2:42:07.656627055</meta:creation-date>
    <dc:date>2021-08-24T17:04:20.155948158</dc:date>
    <meta:editing-duration>PT21H4M29S</meta:editing-duration>
    <meta:editing-cycles>3</meta:editing-cycles>
    <meta:generator>LibreOffice/6.4.6.2$Linux_X86_64 LibreOffice_project/40$Build-2</meta:generator>
    <meta:document-statistic meta:object-count="22"/>
  </office:meta>
</office:document-meta>
</file>